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8144" calcext:value-type="float">
            <text:p>79.6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21864" calcext:value-type="float">
            <text:p>78.9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7376" calcext:value-type="float">
            <text:p>78.8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98192" calcext:value-type="float">
            <text:p>78.4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5544" calcext:value-type="float">
            <text:p>77.8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5024" calcext:value-type="float">
            <text:p>77.5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1768" calcext:value-type="float">
            <text:p>77.3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1208" calcext:value-type="float">
            <text:p>76.7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92792" calcext:value-type="float">
            <text:p>73.39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45776" calcext:value-type="float">
            <text:p>73.64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2648" calcext:value-type="float">
            <text:p>73.0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6024" calcext:value-type="float">
            <text:p>74.1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45648" calcext:value-type="float">
            <text:p>74.1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256" calcext:value-type="float">
            <text:p>73.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76128" calcext:value-type="float">
            <text:p>74.1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9264" calcext:value-type="float">
            <text:p>73.3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199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62112" calcext:value-type="float">
            <text:p>71.7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1903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4184" calcext:value-type="float">
            <text:p>70.8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